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use-regular-expressions="false"/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Tabelle1.A1:Tabelle1.E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="Arial" fo:font-family="Arial" style:font-style-name="Standard" style:font-family-generic="swiss" style:font-pitch="variable"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.00.0000</text:date>, <text:time style:data-style-name="N2" text:time-value="11:49:23.00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1:55:51.077000000</meta:creation-date>
    <meta:editing-duration>P0D</meta:editing-duration>
    <meta:editing-cycles>1</meta:editing-cycles>
    <meta:generator>LibreOffice/4.2.3.3$Windows_x86 LibreOffice_project/882f8a0a489bc99a9e60c7905a60226254cb6ff0</meta:generator>
    <meta:document-statistic meta:table-count="1" meta:cell-count="30" meta:object-count="0"/>
    <meta:template xlink:type="simple" xlink:actuate="onRequest" xlink:title="SWCZ_Standard" xlink:href="file://swcznet2000/dfs/info/alle_Mitarbeiter/Dokumentvorlagen/Allgemeine_Vorlagen/SWCZ_Standard.ots" meta:date="2014-04-15T11:49:24.567000000"/>
  </office:meta>
</office:document-meta>
</file>